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officeooo:rsid="0011fdcd"/>
    </style:style>
    <style:style style:name="T2" style:family="text">
      <style:text-properties officeooo:rsid="001425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传承长征魂,共筑中国梦</text:p>
      <text:p text:style-name="Standard"><text:tab/>长征是一个伟大的名次,它指的是几十年前我们的革命先辈所做的一件伟大的事情,几十年前我们的革命先辈为了保存革命实力,避免左倾错误所进行的一件伟大的事情。当时我们的伟大的中国共产党率领着红军进行了一场长达<text:span text:style-name="T1">2万5千里的征程，在这次近乎绝境的伟大事业中，我们的红军体现出了所谓的红军精神，将革命者不惧困难与挑战的精神体现得淋漓尽致。</text:span>红军穿越大面积的雪山、高原草甸、冻土带和无人区，他们所经历的困难远不是今天的我们所能想象的。在这次伟大的长征历程中，我党和红军遭遇到了敌人的围剿面临以及恶劣的生活环境所带来的挑战，但是我们的革命先辈都以他们的热忱克服了，我想这就是所谓的长征精神吧，就是那种在绝境中仍然坚持着自己所热爱的事业，坚持为人民献出自己的热血，坚持为解放全中国而挥洒热血。</text:p>
      <text:p text:style-name="Standard"><text:tab/>长征故事我是在爷爷那一辈听来的，听他们说红军过草地的时候粮食和衣物严重不足，红军们实在饿得不行了，就以野草充饥，当过雪地的时候，连野草都没有了，就只能喝雪水，由于严重的缺水和缺乏食物，许多人被活活的饿死，一些人由于严重的营养不良也生病去世了。回想起小学时候看过的一篇关于红军长征的课文，大致讲的是红军过草地的时候食物严重不足，有一天一个老班长在草地的沼泽中抓到一条鱼，此时的老班长已经很久都没有吃过食物了，他十分饥饿。可是他所率领的士兵也有很多人没有吃过食物，面对以后未知和充满困难的路程，老班长他们也不知道什么时候才能再次吃上食物，所以这抓到的一条鱼对他们是弥足珍贵的，但是鱼只有那么几寸长，又怎么可能让一个班的士兵果腹呢？当所有的人都看着这条可以救他们性命的鱼时，此时的老班长做了一个十分具有奉献精神的决定，他让自己的士兵先吃，然后骗他们说自己已经吃过了，当所有的人都已经吃过那条鱼之后，老班长一个人看着鱼骨头默默的婆娑。几天后，老班长活活饿死。而他那充满红色精神的鱼钩却被人保留了下来。所以我要讲的第一个红军精神是奉献，是付出。</text:p>
      <text:p text:style-name="Standard"><text:tab/>长征永远是一个说不完的话题，我们无法想象几十年前我们的革命先辈是经历了怎么的困苦才能成功到达目的地。那恶劣的生存条件，敌人一次次的包围和围剿，以及那漫漫长路的挑战，是什么信念指引着他们继续前行的呢？此时的我有很多不解，爷爷告诉我，红军在长征期间凝练出了一种长征魂，这是一种看不见摸不着的一种力量，是它支持着他们不断前行，不断为了理想和心中的信念所奋斗。长征精神是把国家和民族的利益看得高于一切，是为了国家和民族甘愿舍弃一切包括自己的生命的决心和信念。他们坚定革命的理念和信念，坚持正义事业必胜的精神。为了救国救民，不怕任何艰难险阻，哪怕前方是万丈高山，哪怕前方是深不见底的悬崖，哪怕前方的路途多么漫漫和充满未知。可是我们的红军都只有不断前行的决心和毅力。我们的红军坚持独立自主，在长征途中他们互相帮助互相扶持，我相信如果他们不是有着这样一种团结和独立自主的精神，他们是不能完成这样一个伟大的事业的。他们顾及大局，遵守纪律，在红军长征途中，没有一个人因为恶劣的环境而退出，没有人因为困难和挑战而放弃这伟大的正义事业。在长征途中每个人都体现了一个中共共产党人所应具有的付出和奉献的精神。他们紧紧依靠人民群众，同人民群众生死相依，患难与共，他们是中华民族的英雄，深受人民群众爱戴。中国红军的长征是一部伟大的革命英雄主义史诗。它向全中国和全世界宣告，中国共产党及其领导的人民军队，是一支不可战胜的力量。它也向我们这些后代子女树立了一块不朽的丰碑，我为他们这些革命烈士所骄傲，为他们为了救国救民所做出了这么大的牺牲所感到感谢，正是因为他们，我们才有了今天和平安定的生活，正是他们的红军精神永远地在历史长河中熠熠生辉。</text:p>
      <text:p text:style-name="Standard"><text:tab/>当今社会，我们应该继承和传承我们的红军精神，并将其应用在实现我们的中国梦上，红军精神是一个时代的产物，中国梦又是当今时代的一个产物，所以我们需要将我们的长征精神运用在实现我们的中国梦上，首先我们要传承这样的时代精神，要将我们有限的时间都运用起来，不能荒废时间而没有收货，当代大学生要做的就是承担起我们应该要做的责任和使命，我们要有自己的中国梦，要一直以之为目标不断向前不断奋斗，不断的向前努力和进取实现自己的人生价值，这种价值不是一个人坐在寝室中打游戏就能实现的，也不是成天只知道说大话而不思进取就能实现的，我们要做的就是真真正正有自己的梦想和为了梦想而不断奋斗的实际行动。梁启超先生曾经说过，少年强则中国强，少年志则中国志，少年崛起则中国崛起，我们要做的就是实现我们自己的中国梦，然后上千个中国梦联合在一起我们祖国的中国梦就能实现了，我们的国家就能得到发展，中国就会屹立于世界强国之林。</text:p>
      <text:p text:style-name="Standard"><text:tab/>传承红军精神是时代的召唤，是实现中国梦的必要条件，是我们想要进一步发展的必要条件，我们现在要做的就是传承和弘扬这种精神，我门已经总结出了，我们的红军精神就是不怕艰难困苦努力向前的一种精神，现在在我们的大学生活中确实有许多困难，我们要应对学习的压力以及来自与各个方面的压力，我们不能被这种压力所吓到，现在正是我们发扬红军精神的大好时机，只有面对这种困难，我们才能将他们的精神体现得淋漓尽致，红军精神不怕困难险阻，我们也应不怕困难挫折，当遇到挫折和失败时，不应气馁和怨天尤人，而是应该不断向前，不断向前奋斗，打败我们的前方的困难和挫折，我想这才是一种红军精神的体现。红军精神也不应该只体现在我们的学习生活中，也应该提现在我们的人<text:soft-page-break/>生中，每个人都应该有个梦想，不管大小，我们都应该坚持我们自己的梦想，并为之奋斗。这就是我们这一代人的中国梦，我们的中国梦，是我们这一代人进步的动力和源泉。</text:p>
      <text:p text:style-name="Standard"><text:tab/>在实现我们梦想的途中，我们应该遵守着这样一些准则，不怕吃苦，不怕艰辛，不怕困难挫折，因为这些都是使得我们进步和取得成就的必经要素，只有经历了这些我们的成功才会显得更加可贵，我们的精神才会得到升华，我们才会有一个更加强大的心灵，我们的民族才会更加有民族韧性，这样我们的红军精神就能够得到传承。说到底，我们的红军精神和我们的中国梦是一脉相承的两种不同精神的体现，我们传承了我们的红军精神，我们就能很好的实现我们的中国梦，我们就能更加有民族的自豪感，这样的事情体现在我们的民族精神中。设想我们每个人都能够贯彻我们的民族精神，都能够有自己的梦想，并为之不断奋斗，那么我们的这个民族该是有多么强大的民族凝聚力啊，我可以断定无论有多么大的困难，只要我们民族团结，不断向前，我们拥有像红军精神一样为了理想事业而奉献的精神，我们就一定能克服这样的困难。</text:p>
      <text:p text:style-name="Standard"><text:tab/>传承红军精神，共筑中国梦是这个时代对我们的要求，是我们当代大学生所应该贯彻的精神。这不仅仅是时代的要求，同时也是我们得到进步的必须。</text:p>
      <text:p text:style-name="Standard"/>
      <text:p text:style-name="Standard"/>
      <text:p text:style-name="Standard"/>
      <text:p text:style-name="Standard"><text:tab/><text:tab/><text:tab/><text:tab/><text:tab/><text:tab/><text:tab/><text:tab/><text:tab/><text:tab/><text:tab/>中国海洋大学</text:p>
      <text:p text:style-name="Standard"><text:tab/><text:tab/><text:tab/><text:tab/><text:tab/><text:tab/><text:tab/><text:tab/><text:tab/><text:tab/><text:span text:style-name="T2">15勘察技术与工程 郑自强</text:span></text:p>
      <text:p text:style-name="Standard"><text:tab/><text:tab/><text:tab/><text:tab/><text:tab/><text:tab/><text:tab/><text:tab/><text:tab/><text:tab/><text:tab/><text:span text:style-name="T2">2016.10.0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7T10:31:30.474586764</meta:creation-date>
    <dc:date>2016-10-07T15:00:28.479176778</dc:date>
    <meta:editing-duration>PT1M32S</meta:editing-duration>
    <meta:editing-cycles>3</meta:editing-cycles>
    <meta:generator>LibreOffice/4.2.8.2$Linux_X86_64 LibreOffice_project/420m0$Build-2</meta:generator>
    <meta:document-statistic meta:table-count="0" meta:image-count="0" meta:object-count="0" meta:page-count="2" meta:paragraph-count="11" meta:word-count="2751" meta:character-count="2806" meta:non-whitespace-character-count="2761"/>
  </office:meta>
</office:document-meta>
</file>